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29cm"/>
    </style:style>
    <style:style style:name="co4" style:family="table-column">
      <style:table-column-properties fo:break-before="auto" style:column-width="17.1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gion_shape_attributes</text:p>
          </table:table-cell>
          <table:table-cell office:value-type="string" calcext:value-type="string">
            <text:p>region_attributes</text:p>
          </table:table-cell>
        </table:table-row>
        <table:table-row table:style-name="ro1">
          <table:table-cell office:value-type="string" calcext:value-type="string">
            <text:p>data/bottle/bottle1.jpg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{"name":"rect","x":43,"y":71,"width":452,"height":191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bottle/</text:span>bottle2.jpeg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{"name":"rect","x":541,"y":124,"width":188,"height":625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bottle/</text:span>bottle3.jpeg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{"name":"rect","x":502,"y":13,"width":365,"height":337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bottle/</text:span>bottle4.jpeg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{"name":"rect","x":59,"y":5,"width":72,"height":214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bottle/</text:span>bottle5.jpeg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{"name":"rect","x":23,"y":15,"width":56,"height":164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bottle/</text:span>bottle6.jpeg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{"name":"rect","x":271,"y":104,"width":330,"height":1124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bottle/</text:span>bottle7.jpeg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{"name":"rect","x":32,"y":28,"width":67,"height":212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bottle/</text:span>bottle8.jpeg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{"name":"rect","x":50,"y":12,"width":82,"height":244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bottle/b</text:span>ottle9.jpeg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{"name":"rect","x":212,"y":105,"width":292,"height":887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bottle/</text:span>bottle10.jpeg</text:p>
          </table:table-cell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{"name":"rect","x":71,"y":12,"width":80,"height":210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ewaste/</text:span>ewaste1.jpg</text:p>
          </table:table-cell>
          <table:table-cell office:value-type="string" calcext:value-type="string">
            <text:p>ewaste</text:p>
          </table:table-cell>
          <table:table-cell/>
          <table:table-cell office:value-type="string" calcext:value-type="string">
            <text:p>{"name":"rect","x":1,"y":0,"width":146,"height":103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ewaste/</text:span>ewaste2.jpg</text:p>
          </table:table-cell>
          <table:table-cell office:value-type="string" calcext:value-type="string">
            <text:p>ewaste</text:p>
          </table:table-cell>
          <table:table-cell/>
          <table:table-cell office:value-type="string" calcext:value-type="string">
            <text:p>{"name":"rect","x":15,"y":14,"width":116,"height":125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ewaste/</text:span>ewaste3.jpg</text:p>
          </table:table-cell>
          <table:table-cell office:value-type="string" calcext:value-type="string">
            <text:p>ewaste</text:p>
          </table:table-cell>
          <table:table-cell/>
          <table:table-cell office:value-type="string" calcext:value-type="string">
            <text:p>{"name":"rect","x":1,"y":1,"width":147,"height":143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ewaste/</text:span>ewaste4.jpg</text:p>
          </table:table-cell>
          <table:table-cell office:value-type="string" calcext:value-type="string">
            <text:p>ewaste</text:p>
          </table:table-cell>
          <table:table-cell/>
          <table:table-cell office:value-type="string" calcext:value-type="string">
            <text:p>{"name":"rect","x":1,"y":60,"width":148,"height":40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ewaste/</text:span>ewaste5.jpg</text:p>
          </table:table-cell>
          <table:table-cell office:value-type="string" calcext:value-type="string">
            <text:p>ewaste</text:p>
          </table:table-cell>
          <table:table-cell/>
          <table:table-cell office:value-type="string" calcext:value-type="string">
            <text:p>{"name":"rect","x":16,"y":34,"width":111,"height":93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ewaste/</text:span>ewaste6.jpg</text:p>
          </table:table-cell>
          <table:table-cell office:value-type="string" calcext:value-type="string">
            <text:p>ewaste</text:p>
          </table:table-cell>
          <table:table-cell/>
          <table:table-cell office:value-type="string" calcext:value-type="string">
            <text:p>{"name":"rect","x":2,"y":3,"width":145,"height":137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ewaste/</text:span>ewaste7.jpg</text:p>
          </table:table-cell>
          <table:table-cell office:value-type="string" calcext:value-type="string">
            <text:p>ewaste</text:p>
          </table:table-cell>
          <table:table-cell/>
          <table:table-cell office:value-type="string" calcext:value-type="string">
            <text:p>{"name":"rect","x":4,"y":32,"width":140,"height":84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ewaste/</text:span>ewaste8.jpg</text:p>
          </table:table-cell>
          <table:table-cell office:value-type="string" calcext:value-type="string">
            <text:p>ewaste</text:p>
          </table:table-cell>
          <table:table-cell/>
          <table:table-cell office:value-type="string" calcext:value-type="string">
            <text:p>{"name":"rect","x":9,"y":22,"width":132,"height":97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ewaste/</text:span>ewaste9.jpg</text:p>
          </table:table-cell>
          <table:table-cell office:value-type="string" calcext:value-type="string">
            <text:p>ewaste</text:p>
          </table:table-cell>
          <table:table-cell/>
          <table:table-cell office:value-type="string" calcext:value-type="string">
            <text:p>{"name":"rect","x":13,"y":5,"width":122,"height":135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ewaste/</text:span>ewaste10.jpg</text:p>
          </table:table-cell>
          <table:table-cell office:value-type="string" calcext:value-type="string">
            <text:p>ewaste</text:p>
          </table:table-cell>
          <table:table-cell/>
          <table:table-cell office:value-type="string" calcext:value-type="string">
            <text:p>{"name":"rect","x":3,"y":23,"width":144,"height":83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leaf/l</text:span>eaf1.JPG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{"name":"rect","x":11,"y":6,"width":235,"height":238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leaf/</text:span>leaf2.JPG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{"name":"rect","x":11,"y":10,"width":234,"height":233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leaf/</text:span>leaf3.JPG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{"name":"rect","x":23,"y":18,"width":218,"height":227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leaf/l</text:span>eaf4.JPG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{"name":"rect","x":53,"y":15,"width":159,"height":225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leaf/</text:span>leaf5.JPG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{"name":"rect","x":61,"y":20,"width":150,"height":214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leaf/</text:span>leaf6.JPG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{"name":"rect","x":45,"y":15,"width":182,"height":226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leaf/</text:span>leaf7.JPG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{"name":"rect","x":4,"y":6,"width":243,"height":246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leaf/</text:span>leaf8.JPG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{"name":"rect","x":63,"y":17,"width":135,"height":204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leaf/</text:span>leaf9.JPG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{"name":"rect","x":4,"y":14,"width":247,"height":239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leaf/</text:span>leaf10.JPG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{"name":"rect","x":3,"y":17,"width":243,"height":237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metalcan/</text:span>metalcan1.jpeg</text:p>
          </table:table-cell>
          <table:table-cell office:value-type="string" calcext:value-type="string">
            <text:p>metalcan</text:p>
          </table:table-cell>
          <table:table-cell/>
          <table:table-cell office:value-type="string" calcext:value-type="string">
            <text:p>{"name":"rect","x":236,"y":97,"width":115,"height":259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metalcan/</text:span>metalcan2.jpeg</text:p>
          </table:table-cell>
          <table:table-cell office:value-type="string" calcext:value-type="string">
            <text:p>metalcan</text:p>
          </table:table-cell>
          <table:table-cell/>
          <table:table-cell office:value-type="string" calcext:value-type="string">
            <text:p>{"name":"rect","x":387,"y":269,"width":630,"height":281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metalcan/</text:span>metalcan3.jpeg</text:p>
          </table:table-cell>
          <table:table-cell office:value-type="string" calcext:value-type="string">
            <text:p>metalcan</text:p>
          </table:table-cell>
          <table:table-cell/>
          <table:table-cell office:value-type="string" calcext:value-type="string">
            <text:p>{"name":"rect","x":401,"y":204,"width":298,"height":344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metalcan/</text:span>metalcan4.jpeg</text:p>
          </table:table-cell>
          <table:table-cell office:value-type="string" calcext:value-type="string">
            <text:p>metalcan</text:p>
          </table:table-cell>
          <table:table-cell/>
          <table:table-cell office:value-type="string" calcext:value-type="string">
            <text:p>{"name":"rect","x":178,"y":5,"width":515,"height":323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metalcan/m</text:span>etalcan5.jpeg</text:p>
          </table:table-cell>
          <table:table-cell office:value-type="string" calcext:value-type="string">
            <text:p>metalcan</text:p>
          </table:table-cell>
          <table:table-cell/>
          <table:table-cell office:value-type="string" calcext:value-type="string">
            <text:p>{"name":"rect","x":277,"y":3,"width":131,"height":283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metalcan/m</text:span>etalcan6.jpeg</text:p>
          </table:table-cell>
          <table:table-cell office:value-type="string" calcext:value-type="string">
            <text:p>metalcan</text:p>
          </table:table-cell>
          <table:table-cell/>
          <table:table-cell office:value-type="string" calcext:value-type="string">
            <text:p>{"name":"rect","x":496,"y":188,"width":295,"height":528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metalcan/</text:span>metalcan7.jpeg</text:p>
          </table:table-cell>
          <table:table-cell office:value-type="string" calcext:value-type="string">
            <text:p>metalcan</text:p>
          </table:table-cell>
          <table:table-cell/>
          <table:table-cell office:value-type="string" calcext:value-type="string">
            <text:p>{"name":"rect","x":583,"y":111,"width":252,"height":580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metalcan/</text:span>metalcan8.jpeg</text:p>
          </table:table-cell>
          <table:table-cell office:value-type="string" calcext:value-type="string">
            <text:p>metalcan</text:p>
          </table:table-cell>
          <table:table-cell/>
          <table:table-cell office:value-type="string" calcext:value-type="string">
            <text:p>{"name":"rect","x":595,"y":229,"width":233,"height":487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metalcan/m</text:span>etalcan9.jpeg</text:p>
          </table:table-cell>
          <table:table-cell office:value-type="string" calcext:value-type="string">
            <text:p>metalcan</text:p>
          </table:table-cell>
          <table:table-cell/>
          <table:table-cell office:value-type="string" calcext:value-type="string">
            <text:p>{"name":"rect","x":367,"y":288,"width":645,"height":366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metalcan/m</text:span>etalcan10.jpeg</text:p>
          </table:table-cell>
          <table:table-cell office:value-type="string" calcext:value-type="string">
            <text:p>metalcan</text:p>
          </table:table-cell>
          <table:table-cell/>
          <table:table-cell office:value-type="string" calcext:value-type="string">
            <text:p>{"name":"rect","x":454,"y":80,"width":271,"height":600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aper/</text:span>paper1.jpg</text:p>
          </table:table-cell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{"name":"rect","x":3,"y":3,"width":500,"height":379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aper/</text:span>paper2.jpg</text:p>
          </table:table-cell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{"name":"rect","x":3,"y":3,"width":464,"height":368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aper/</text:span>paper3.jpg</text:p>
          </table:table-cell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{"name":"rect","x":94,"y":86,"width":236,"height":226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aper/</text:span>paper4.jpg</text:p>
          </table:table-cell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{"name":"rect","x":23,"y":2,"width":411,"height":379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aper/</text:span>paper5.jpg</text:p>
          </table:table-cell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{"name":"rect","x":5,"y":85,"width":482,"height":258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aper/</text:span>paper6.jpg</text:p>
          </table:table-cell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{"name":"rect","x":52,"y":12,"width":331,"height":367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aper/</text:span>paper7.jpg</text:p>
          </table:table-cell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{"name":"rect","x":4,"y":44,"width":425,"height":291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aper/</text:span>paper8.jpg</text:p>
          </table:table-cell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{"name":"rect","x":2,"y":2,"width":295,"height":378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aper/</text:span>paper9.jpg</text:p>
          </table:table-cell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{"name":"rect","x":3,"y":3,"width":506,"height":377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aper/</text:span>paper10.jpg</text:p>
          </table:table-cell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{"name":"rect","x":39,"y":2,"width":434,"height":379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lasticbag/</text:span>pb1.JPG</text:p>
          </table:table-cell>
          <table:table-cell office:value-type="string" calcext:value-type="string">
            <text:p>plasticbag</text:p>
          </table:table-cell>
          <table:table-cell/>
          <table:table-cell office:value-type="string" calcext:value-type="string">
            <text:p>{"name":"rect","x":891,"y":1036,"width":2558,"height":1277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lasticbag/p</text:span>b2.JPG</text:p>
          </table:table-cell>
          <table:table-cell office:value-type="string" calcext:value-type="string">
            <text:p>plasticbag</text:p>
          </table:table-cell>
          <table:table-cell/>
          <table:table-cell office:value-type="string" calcext:value-type="string">
            <text:p>{"name":"rect","x":1237,"y":641,"width":1812,"height":1982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lasticbag/p</text:span>b3.JPG</text:p>
          </table:table-cell>
          <table:table-cell office:value-type="string" calcext:value-type="string">
            <text:p>plasticbag</text:p>
          </table:table-cell>
          <table:table-cell/>
          <table:table-cell office:value-type="string" calcext:value-type="string">
            <text:p>{"name":"rect","x":696,"y":135,"width":2874,"height":2518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lasticbag/</text:span>pb4.JPG</text:p>
          </table:table-cell>
          <table:table-cell office:value-type="string" calcext:value-type="string">
            <text:p>plasticbag</text:p>
          </table:table-cell>
          <table:table-cell/>
          <table:table-cell office:value-type="string" calcext:value-type="string">
            <text:p>{"name":"rect","x":776,"y":591,"width":2493,"height":1502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lasticbag/</text:span>pb5.JPG</text:p>
          </table:table-cell>
          <table:table-cell office:value-type="string" calcext:value-type="string">
            <text:p>plasticbag</text:p>
          </table:table-cell>
          <table:table-cell/>
          <table:table-cell office:value-type="string" calcext:value-type="string">
            <text:p>{"name":"rect","x":736,"y":626,"width":2859,"height":1207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lasticbag/</text:span>pb6.JPG</text:p>
          </table:table-cell>
          <table:table-cell office:value-type="string" calcext:value-type="string">
            <text:p>plasticbag</text:p>
          </table:table-cell>
          <table:table-cell/>
          <table:table-cell office:value-type="string" calcext:value-type="string">
            <text:p>{"name":"rect","x":1627,"y":1041,"width":766,"height":826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lasticbag/</text:span>pb7.JPG</text:p>
          </table:table-cell>
          <table:table-cell office:value-type="string" calcext:value-type="string">
            <text:p>plasticbag</text:p>
          </table:table-cell>
          <table:table-cell/>
          <table:table-cell office:value-type="string" calcext:value-type="string">
            <text:p>{"name":"rect","x":240,"y":290,"width":3740,"height":2528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1">
          <table:table-cell office:value-type="string" calcext:value-type="string">
            <text:p>data/plasticbag/pb8.jpeg</text:p>
          </table:table-cell>
          <table:table-cell office:value-type="string" calcext:value-type="string">
            <text:p>plasticbag</text:p>
          </table:table-cell>
          <table:table-cell/>
          <table:table-cell office:value-type="string" calcext:value-type="string">
            <text:p>{"name":"rect","x":7,"y":37,"width":176,"height":155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lasticbag/</text:span>pb9.jpg</text:p>
          </table:table-cell>
          <table:table-cell office:value-type="string" calcext:value-type="string">
            <text:p>plasticbag</text:p>
          </table:table-cell>
          <table:table-cell/>
          <table:table-cell office:value-type="string" calcext:value-type="string">
            <text:p>{"name":"rect","x":416,"y":115,"width":3299,"height":2738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plasticbag/</text:span>pb10.JPG</text:p>
          </table:table-cell>
          <table:table-cell office:value-type="string" calcext:value-type="string">
            <text:p>plasticbag</text:p>
          </table:table-cell>
          <table:table-cell/>
          <table:table-cell office:value-type="string" calcext:value-type="string">
            <text:p>{"name":"rect","x":721,"y":375,"width":2388,"height":2138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wood/</text:span>wood1.jpg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{"name":"rect","x":3,"y":3,"width":194,"height":195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wood/</text:span>wood2.jpg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{"name":"rect","x":4,"y":24,"width":193,"height":152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wood/</text:span>wood3.jpg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{"name":"rect","x":2,"y":4,"width":195,"height":193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wood/</text:span>wood4.jpg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{"name":"rect","x":2,"y":4,"width":195,"height":193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wood/</text:span>wood5.jpg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{"name":"rect","x":29,"y":7,"width":136,"height":186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wood/</text:span>wood6.jpg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{"name":"rect","x":3,"y":4,"width":193,"height":192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wood/</text:span>wood7.jpg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{"name":"rect","x":2,"y":54,"width":195,"height":92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wood/</text:span>wood8.jpg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{"name":"rect","x":3,"y":4,"width":194,"height":192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wood/</text:span>wood9.jpg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{"name":"rect","x":3,"y":3,"width":194,"height":194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  <table:table-row table:style-name="ro2">
          <table:table-cell office:value-type="string" calcext:value-type="string">
            <text:p><text:span text:style-name="T1">data/wood/</text:span>wood10.jpg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{"name":"rect","x":5,"y":4,"width":192,"height":193}</text:p>
          </table:table-cell>
          <table:table-cell office:value-type="string" calcext:value-type="string">
            <text:p>{"name":"not_defined","type":"unknown","image_quality":{"good":true,"frontal":true,"good_illumination":true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21:45:36.6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7:58:44.615000000</meta:creation-date>
    <dc:date>2024-04-29T21:51:16.401000000</dc:date>
    <meta:editing-duration>PT18M20S</meta:editing-duration>
    <meta:editing-cycles>6</meta:editing-cycles>
    <meta:generator>LibreOffice/7.6.4.1$Windows_X86_64 LibreOffice_project/e19e193f88cd6c0525a17fb7a176ed8e6a3e2aa1</meta:generator>
    <meta:document-statistic meta:table-count="1" meta:cell-count="285" meta:object-count="0"/>
  </office:meta>
</office:document-meta>
</file>